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48ce4"/>
    </style:style>
    <style:style style:name="P2" style:family="paragraph" style:parent-style-name="Heading_20_1">
      <style:text-properties officeooo:paragraph-rsid="0016516a"/>
    </style:style>
    <style:style style:name="P3" style:family="paragraph" style:parent-style-name="Heading_20_1">
      <style:paragraph-properties fo:text-align="center" style:justify-single-word="false"/>
      <style:text-properties fo:font-size="44pt" style:font-size-asian="44pt" style:font-size-complex="44pt"/>
    </style:style>
    <style:style style:name="T1" style:family="text">
      <style:text-properties officeooo:rsid="00148ce4"/>
    </style:style>
    <style:style style:name="T2" style:family="text">
      <style:text-properties officeooo:rsid="00165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h text:style-name="P3" text:outline-level="1"><text:span text:style-name="T2">Tache</text:span></text:h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table:number-rows-spanned="7" office:value-type="string">
            <text:h text:style-name="P2" text:outline-level="1"><text:span text:style-name="T2">Initialisation</text:span></text:h>
          </table:table-cell>
          <table:table-cell table:style-name="Tableau1.B1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table:number-rows-spanned="8" office:value-type="string">
            <text:h text:style-name="Heading_20_1" text:outline-level="1"><text:span text:style-name="T1">Moteur</text:span></text:h>
          </table:table-cell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table:number-rows-spanned="7" office:value-type="string">
            <text:h text:style-name="Heading_20_1" text:outline-level="1"><text:span text:style-name="T1">Destruction</text:span></text:h>
          </table:table-cell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  <table:table-row>
          <table:covered-table-cell/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5:05:22</meta:creation-date>
    <dc:date>2014-02-19T15:14:50</dc:date>
    <meta:editing-duration>PT2M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4" meta:word-count="4" meta:character-count="36" meta:non-whitespace-character-count="36"/>
  </office:meta>
</office:document-meta>
</file>